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83D850000825400001AFAEA5A5F0A46C926EE.svg" manifest:media-type="image/svg+xml"/>
  <manifest:file-entry manifest:full-path="Pictures/10000001000004ED00000105682173A8DD1EC9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43cm, 0.152cm, 0cm, 0.19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3.019cm" svg:height="5.761cm" svg:x="0cm" svg:y="0.318cm">
          <draw:image xlink:href="Pictures/10083D850000825400001AFAEA5A5F0A46C926EE.svg" xlink:type="simple" xlink:show="embed" xlink:actuate="onLoad" draw:mime-type="image/svg+xml">
            <text:p/>
          </draw:image>
          <draw:image xlink:href="Pictures/10000001000004ED00000105682173A8DD1EC95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27cm" fo:margin-bottom="0.827cm" fo:margin-left="0.827cm" fo:margin-right="0.827cm" fo:page-width="33.364cm" fo:page-height="6.9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25T00:28:56.464000000</dc:date>
    <meta:editing-duration>PT4M1S</meta:editing-duration>
    <meta:editing-cycles>1</meta:editing-cycles>
    <meta:document-statistic meta:object-count="1"/>
    <meta:generator>LibreOffice/7.3.4.2$Windows_X86_64 LibreOffice_project/728fec16bd5f605073805c3c9e7c4212a0120dc5</meta:generator>
  </office:meta>
</office:document-meta>
</file>